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afafa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990000" draw:textarea-horizontal-align="justify" draw:textarea-vertical-align="middle" draw:auto-grow-height="false"/>
    </style:style>
    <style:style style:name="gr3" style:family="graphic">
      <style:graphic-properties draw:stroke="none" draw:fill="solid" draw:fill-color="#fafafa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5.6cm" svg:height="9.6cm" svg:x="-6.4cm" svg:y="-0.8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3.593cm" svg:height="1.3cm" draw:transform="rotate (0.785398163397448) translate (1.517cm 5.441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.594cm" svg:height="1.3cm" draw:transform="rotate (0.785398163397448) translate (1.591cm 2.495cm)">
            <text:p/>
  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1.527cm" svg:height="1.3cm" draw:transform="rotate (0.785398163397448) translate (3.69cm 3.291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2" draw:style-name="dp1" draw:master-page-name="Standard">
        <draw:custom-shape draw:style-name="gr3" draw:text-style-name="P1" draw:layer="Mise en page" svg:width="25.6cm" svg:height="9.6cm" svg:x="-6.4cm" svg:y="-0.8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3.593cm" svg:height="1.3cm" draw:transform="rotate (0.785398163397448) translate (1.517cm 5.441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3.594cm" svg:height="1.3cm" draw:transform="rotate (0.785398163397448) translate (1.591cm 2.495cm)">
            <text:p/>
  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1.527cm" svg:height="1.3cm" draw:transform="rotate (0.785398163397448) translate (3.69cm 3.291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6.4cm" fo:page-height="6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1T15:38:18.67</meta:creation-date>
    <dc:date>2014-01-01T21:47:56.33</dc:date>
    <meta:editing-duration>PT29M59S</meta:editing-duration>
    <meta:editing-cycles>11</meta:editing-cycles>
    <meta:generator>LibreOffice/4.0.6.2$Windows_x86 LibreOffice_project/2e2573268451a50806fcd60ae2d9fe01dd0ce24</meta:generator>
    <meta:document-statistic meta:object-count="10"/>
  </office:meta>
</office:document-meta>
</file>